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f879" officeooo:paragraph-rsid="0020f879"/>
    </style:style>
    <style:style style:name="P2" style:family="paragraph" style:parent-style-name="Standard">
      <style:text-properties officeooo:paragraph-rsid="0020f879"/>
    </style:style>
    <style:style style:name="P3" style:family="paragraph" style:parent-style-name="Standard">
      <style:text-properties officeooo:paragraph-rsid="0027b9d7"/>
    </style:style>
    <style:style style:name="T1" style:family="text">
      <style:text-properties officeooo:rsid="0021ca67"/>
    </style:style>
    <style:style style:name="T2" style:family="text">
      <style:text-properties officeooo:rsid="00236fa0"/>
    </style:style>
    <style:style style:name="T3" style:family="text">
      <style:text-properties officeooo:rsid="00239c03"/>
    </style:style>
    <style:style style:name="T4" style:family="text">
      <style:text-properties officeooo:rsid="002489cc"/>
    </style:style>
    <style:style style:name="T5" style:family="text">
      <style:text-properties officeooo:rsid="00259078"/>
    </style:style>
    <style:style style:name="T6" style:family="text">
      <style:text-properties officeooo:rsid="0020f879"/>
    </style:style>
    <style:style style:name="T7" style:family="text">
      <style:text-properties officeooo:rsid="00266df5"/>
    </style:style>
    <style:style style:name="T8" style:family="text">
      <style:text-properties fo:font-weight="bold" officeooo:rsid="00266df5" style:font-weight-asian="bold" style:font-weight-complex="bold"/>
    </style:style>
    <style:style style:name="T9" style:family="text">
      <style:text-properties fo:font-weight="bold" officeooo:rsid="0021ca6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*</text:p>
      <text:p text:style-name="P1">Оппл смотрит в зеркало и видит надпись “KILL”. Проскальзывает маниакальная улыбка на лице и поворачивается, но никого не видит. </text:p>
      <text:p text:style-name="P2"><text:span text:style-name="T8">Opple</text:span><text:span text:style-name="T6">: </text:span>Old maaaan! Where are you?</text:p>
      <text:p text:style-name="P1">Идёт на кухню и забирает тесак. </text:p>
      <text:p text:style-name="Standard">*****</text:p>
      <text:p text:style-name="P3">На скамейке никто не сидит. Идёт сильный ливень. <text:span text:style-name="T3">Играет тихая музыка из Undertale, в конце игры в геноцид руте, когда весь мир уничтожен</text:span><text:span text:style-name="T4">(там где завывает ветер, но добавлен звук дождя)</text:span><text:span text:style-name="T3">.</text:span> Оп<text:span text:style-name="T1">п</text:span>л идёт по парку с <text:span text:style-name="T1">тесаком</text:span> в руке и успевает только специально ранить прохожего, как вдруг раздаётся выстрел из пистолета, который держит <text:span text:style-name="T1">Sunbolt</text:span>. Все разбегаются. <text:span text:style-name="T1">Sunbolt</text:span> протирает спиртовой тряпкой оружие, аккуратно кладёт его к мёртвому О<text:span text:style-name="T1">п</text:span>плу и поднимает голову наверх<text:span text:style-name="T5">(в этот момент музыка затихается полностью, а звуки дождя уменьшают громкость)</text:span> и произносит: </text:p>
      <text:p text:style-name="P3"><text:span text:style-name="T9">Sunbolt</text:span><text:span text:style-name="T1">: </text:span>Inti be praised! Another shadow purged! Let light reign everywhere!</text:p>
      <text:p text:style-name="P3">После чего она быстро уходит, а камера темнеет.</text:p>
      <text:p text:style-name="Standard">***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24.2.7.2$Linux_X86_64 LibreOffice_project/420$Build-2</meta:generator>
    <dc:date>2026-02-16T21:05:08.137848154</dc:date>
    <meta:editing-duration>PT52M24S</meta:editing-duration>
    <meta:editing-cycles>22</meta:editing-cycles>
    <meta:document-statistic meta:table-count="0" meta:image-count="0" meta:object-count="0" meta:page-count="1" meta:paragraph-count="9" meta:word-count="135" meta:character-count="883" meta:non-whitespace-character-count="754"/>
  </office:meta>
</office:document-meta>
</file>